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style:font-name="Lucida Consol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Lucida Console" fo:font-size="44pt" style:font-size-asian="44pt" style:font-size-complex="44pt"/>
    </style:style>
    <style:style style:name="P5" style:family="paragraph">
      <style:paragraph-properties fo:margin-top="0cm" fo:margin-bottom="0cm"/>
      <style:text-properties fo:font-size="13pt" style:font-size-asian="13pt" style:font-size-complex="13pt"/>
    </style:style>
    <style:style style:name="P6" style:family="paragraph">
      <style:paragraph-properties fo:margin-top="0cm" fo:margin-bottom="0cm"/>
      <style:text-properties style:font-name="Lucida Console" fo:font-size="13pt" style:font-size-asian="13pt" style:font-size-complex="13pt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ucida Console"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cc66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83d8b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5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cc66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83d8b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Lucida Console" fo:font-size="13pt" fo:font-style="normal" fo:text-shadow="none" style:text-underline-style="none" style:letter-kerning="true" style:font-name-asian="Gulim" style:font-size-asian="13pt" style:font-style-asian="normal" style:font-name-complex="Mangal2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color="#c20cb9" style:text-outline="false" style:text-line-through-style="none" style:font-name="Lucida Console" fo:font-size="13pt" fo:font-style="normal" fo:text-shadow="none" style:text-underline-style="none" fo:font-weight="bold" style:letter-kerning="true" style:font-name-asian="Gulim" style:font-size-asian="13pt" style:font-style-asian="normal" style:font-weight-asian="bold" style:font-name-complex="Mangal2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c143c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0033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ucida Console" fo:font-size="26pt" style:font-size-asian="26pt" style:font-size-complex="26pt"/>
    </style:style>
    <style:style style:name="T22" style:family="text">
      <style:text-properties fo:color="#66cc66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cc66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45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483d8b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Liberation Sans" fo:font-size="20pt" fo:font-style="normal" fo:text-shadow="none" style:text-underline-style="none" fo:font-weight="normal" style:letter-kerning="true" style:font-name-asian="Gulim" style:font-size-asian="20pt" style:font-style-asian="normal" style:font-weight-asian="normal" style:font-name-complex="Mang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style:font-name="Liberation Sans" fo:font-size="18pt" fo:font-style="normal" fo:text-shadow="none" style:text-underline-style="none" fo:font-weight="normal" style:letter-kerning="true" style:font-name-asian="Gulim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cc66" style:text-outline="false" style:text-line-through-style="none" style:font-name="Liberation Sans" fo:font-size="16pt" fo:font-style="normal" fo:text-shadow="none" style:text-underline-style="none" fo:font-weight="normal" style:letter-kerning="true" style:font-name-asian="Gulim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font-name="Liberation Sans" fo:font-size="15pt" fo:font-style="normal" fo:text-shadow="none" style:text-underline-style="none" fo:font-weight="normal" style:letter-kerning="true" style:font-name-asian="Gulim" style:font-size-asian="15pt" style:font-style-asian="normal" style:font-weight-asian="normal" style:font-name-complex="Mang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Lucida Console"/>
    </style:style>
    <style:style style:name="T33" style:family="text">
      <style:text-properties style:font-name="Lucida Conso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e NumPy NDArray and Pandas DataFrame are <text:span text:style-name="T4">foundational data structures</text:span>.</text:p>
              </text:list-item>
              <text:list-item>
                <text:p>They support an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ut they are restricted to memory.</text:p>
              </text:list-item>
              <text:list-item>
                <text:p>This is ok for 95% of cases, what about the other 5%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Pandas-like</text:span></text:p>
                <text:list>
                  <text:list-item>
                    <text:p>PyTables</text:p>
                  </text:list-item>
                  <text:list-item>
                    <text:p>SQLAlchemy (Postgres, SQLite, MySQL, ...)</text:p>
                  </text:list-item>
                  <text:list-item>
                    <text:p>The HDFS world</text:p>
                    <text:list>
                      <text:list-item>
                        <text:p>Hadoop (Pig, Hive, ...)</text:p>
                      </text:list-item>
                      <text:list-item>
                        <text:p>Spark</text:p>
                      </text:list-item>
                      <text:list-item>
                        <text:p>Impala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  <text:list-item>
                <text:p>Each approach is valid in a particular si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7" draw:text-style-name="P3" draw:layer="layout" svg:width="25.199cm" svg:height="16.255cm" svg:x="1.4cm" svg:y="0.837cm" presentation:class="subtitle">
          <draw:text-box>
            <text:p text:style-name="P3">Spinning up a new technology is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7" draw:text-style-name="P3" draw:layer="layout" svg:width="25.199cm" svg:height="16.255cm" svg:x="1.4cm" svg:y="0.837cm" presentation:class="subtitle">
          <draw:text-box>
            <text:p text:style-name="P3">Keeping up with the changing landscape frustrates data scienti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ound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undations built to address these challenges must be ada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 text:style-name="P2"><text:span text:style-name="T3">compu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ymbolic table express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Computations on Python data types</text:span></text:p>
              </text:list-item>
            </text:list>
            <text:p><text:span text:style-name="T11">&gt;&gt;&gt;</text:span><text:span text:style-name="T12"> L = </text:span><text:span text:style-name="T11">[(</text:span><text:span text:style-name="T13">1</text:span><text:span text:style-name="T12">, </text:span><text:span text:style-name="T14">'Alice'</text:span><text:span text:style-name="T12">, </text:span><text:span text:style-name="T13">1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2</text:span><text:span text:style-name="T12">, </text:span><text:span text:style-name="T14">'Bob'</text:span><text:span text:style-name="T12">, </text:span><text:span text:style-name="T13">-2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3</text:span><text:span text:style-name="T12">, </text:span><text:span text:style-name="T14">'Charlie'</text:span><text:span text:style-name="T12">, </text:span><text:span text:style-name="T13">3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4</text:span><text:span text:style-name="T12">, </text:span><text:span text:style-name="T14">'Denis'</text:span><text:span text:style-name="T12">, </text:span><text:span text:style-name="T13">4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5</text:span><text:span text:style-name="T12">, </text:span><text:span text:style-name="T14">'Edith'</text:span><text:span text:style-name="T12">, </text:span><text:span text:style-name="T13">-500</text:span><text:span text:style-name="T11">)]</text:span><text:span text:style-name="T12"><text:line-break/></text:span><text:span text:style-name="T12"><text:line-break/></text:span><text:span text:style-name="T11">&gt;&gt;&gt;</text:span><text:span text:style-name="T12"> compute</text:span><text:span text:style-name="T11">(</text:span><text:span text:style-name="T12">deadbeats, L</text:span><text:span text:style-name="T11">)</text:span><text:span text:style-name="T12"><text:line-break/></text:span><text:span text:style-name="T11">[</text:span><text:span text:style-name="T14">'Bob'</text:span><text:span text:style-name="T12">, </text:span><text:span text:style-name="T14">'Edith'</text:span><text:span text:style-name="T11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ymbolic table express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Computations on Pandas DataFrames</text:span></text:p>
              </text:list-item>
            </text:list>
            <text:p><text:span text:style-name="T11">&gt;&gt;&gt; df = DataFrame([(</text:span><text:span text:style-name="T13">1</text:span><text:span text:style-name="T11">, </text:span><text:span text:style-name="T14">'Alice'</text:span><text:span text:style-name="T11">, </text:span><text:span text:style-name="T13">100</text:span><text:span text:style-name="T11">),</text:span><text:span text:style-name="T11"><text:line-break/></text:span><text:span text:style-name="T11"> <text:s text:c="19"/>(</text:span><text:span text:style-name="T13">2</text:span><text:span text:style-name="T11">, </text:span><text:span text:style-name="T14">'Bob'</text:span><text:span text:style-name="T11">, </text:span><text:span text:style-name="T13">-200</text:span><text:span text:style-name="T11">),</text:span><text:span text:style-name="T11"><text:line-break/></text:span><text:span text:style-name="T11"> <text:s text:c="19"/>(</text:span><text:span text:style-name="T13">3</text:span><text:span text:style-name="T11">, </text:span><text:span text:style-name="T14">'Charlie'</text:span><text:span text:style-name="T11">, </text:span><text:span text:style-name="T13">300</text:span><text:span text:style-name="T11">),</text:span><text:span text:style-name="T11"><text:line-break/></text:span><text:span text:style-name="T11"> <text:s text:c="19"/>(</text:span><text:span text:style-name="T13">4</text:span><text:span text:style-name="T11">, </text:span><text:span text:style-name="T14">'Denis'</text:span><text:span text:style-name="T11">, </text:span><text:span text:style-name="T13">400</text:span><text:span text:style-name="T11">),</text:span><text:span text:style-name="T11"><text:line-break/></text:span><text:span text:style-name="T11"> <text:s text:c="19"/>(</text:span><text:span text:style-name="T13">5</text:span><text:span text:style-name="T11">, </text:span><text:span text:style-name="T14">'Edith'</text:span><text:span text:style-name="T11">, </text:span><text:span text:style-name="T13">-500</text:span><text:span text:style-name="T11">)],</text:span><text:span text:style-name="T11"><text:line-break/></text:span><text:span text:style-name="T11"> <text:s text:c="19"/>columns=[</text:span><text:span text:style-name="T14">'id'</text:span><text:span text:style-name="T11">, </text:span><text:span text:style-name="T14">'name'</text:span><text:span text:style-name="T11">, </text:span><text:span text:style-name="T14">'balance'</text:span><text:span text:style-name="T11">])</text:span><text:span text:style-name="T11"><text:line-break/></text:span><text:span text:style-name="T11"><text:line-break/></text:span><text:span text:style-name="T11">&gt;&gt;&gt; compute(deadbeats, df)</text:span><text:span text:style-name="T11"><text:line-break/></text:span><text:span text:style-name="T15">1 <text:s text:c="5"/>Bob</text:span><text:span text:style-name="T15"><text:line-break/></text:span><text:span text:style-name="T15">4 <text:s text:c="3"/>Edith</text:span><text:span text:style-name="T15"><text:line-break/></text:span><text:span text:style-name="T15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 text:style-name="P4"><text:span text:style-name="T3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5"><text:span text:style-name="T16">$ </text:span><text:span text:style-name="T17">cat</text:span><text:span text:style-name="T18"> accounts.csv</text:span><text:span text:style-name="T18"><text:line-break/></text:span><text:span text:style-name="T18">id, name, balance</text:span><text:span text:style-name="T18"><text:line-break/></text:span><text:span text:style-name="T18">1, Alice, 100</text:span><text:span text:style-name="T18"><text:line-break/></text:span><text:span text:style-name="T18">2, Bob, -200</text:span><text:span text:style-name="T18"><text:line-break/></text:span><text:span text:style-name="T18">3, Charlie, 300</text:span><text:span text:style-name="T18"><text:line-break/></text:span><text:span text:style-name="T18">4, Denis, 400</text:span><text:span text:style-name="T18"><text:line-break/></text:span><text:span text:style-name="T18">5, Edith, -500</text:span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><text:span text:style-name="T7">&gt;&gt;&gt;</text:span><text:span text:style-name="T18"> </text:span><text:span text:style-name="T19">csv</text:span><text:span text:style-name="T18"> = </text:span><text:span text:style-name="T19">CSV</text:span><text:span text:style-name="T7">(</text:span><text:span text:style-name="T9">'accounts.csv'</text:span><text:span text:style-name="T7">)</text:span><text:span text:style-name="T18"><text:line-break/></text:span><text:span text:style-name="T7">&gt;&gt;&gt;</text:span><text:span text:style-name="T18"> </text:span><text:span text:style-name="T19">csv</text:span><text:span text:style-name="T18">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</text:span><text:span text:style-name="T19">csv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7"><text:span text:style-name="T18">$ h5dump </text:span><text:span text:style-name="T20">-H</text:span><text:span text:style-name="T18"> accounts.hdf5</text:span><text:span text:style-name="T18"><text:line-break/></text:span><text:span text:style-name="T18">HDF5 "accounts.hdf5" {</text:span><text:span text:style-name="T18"><text:line-break/></text:span><text:span text:style-name="T18">GROUP "/" {</text:span><text:span text:style-name="T18"><text:line-break/></text:span><text:span text:style-name="T18"> <text:s text:c="2"/>DATASET "accounts" {</text:span><text:span text:style-name="T18"><text:line-break/></text:span><text:span text:style-name="T18"> <text:s text:c="5"/>DATATYPE <text:s/>H5T_COMPOUND {</text:span><text:span text:style-name="T18"><text:line-break/></text:span><text:span text:style-name="T18"> <text:s text:c="8"/>H5T_STD_I64LE "id";</text:span><text:span text:style-name="T18"><text:line-break/></text:span><text:span text:style-name="T18"> <text:s text:c="8"/>H5T_STRING {</text:span><text:span text:style-name="T18"><text:line-break/></text:span><text:span text:style-name="T18"> <text:s text:c="11"/>STRSIZE H5T_VARIABLE;</text:span><text:span text:style-name="T18"><text:line-break/></text:span><text:span text:style-name="T18"> <text:s text:c="11"/>STRPAD H5T_STR_NULLTERM;</text:span><text:span text:style-name="T18"><text:line-break/></text:span><text:span text:style-name="T18"> <text:s text:c="11"/>CSET unknown_cset;</text:span><text:span text:style-name="T18"><text:line-break/></text:span><text:span text:style-name="T18"> <text:s text:c="11"/>CTYPE H5T_C_S1;</text:span><text:span text:style-name="T18"><text:line-break/></text:span><text:span text:style-name="T18"> <text:s text:c="8"/>} "name";</text:span><text:span text:style-name="T18"><text:line-break/></text:span><text:span text:style-name="T18"> <text:s text:c="8"/>H5T_STD_I64LE "balance";</text:span><text:span text:style-name="T18"><text:line-break/></text:span><text:span text:style-name="T18"> <text:s text:c="5"/>}</text:span><text:span text:style-name="T18"><text:line-break/></text:span><text:span text:style-name="T18"> <text:s text:c="5"/>DATASPACE <text:s/>SIMPLE { ( 5 ) / ( H5S_UNLIMITED ) }</text:span><text:span text:style-name="T18"><text:line-break/></text:span><text:span text:style-name="T18"> <text:s text:c="2"/>}</text:span><text:span text:style-name="T18"><text:line-break/></text:span><text:span text:style-name="T18">}</text:span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7">&gt;&gt;&gt;</text:span><text:span text:style-name="T18"> hdf5 = HDF5</text:span><text:span text:style-name="T7">(</text:span><text:span text:style-name="T9">'accounts.hdf5'</text:span><text:span text:style-name="T18">, </text:span><text:span text:style-name="T9">'/accounts'</text:span><text:span text:style-name="T7">)</text:span><text:span text:style-name="T18"><text:line-break/></text:span><text:span text:style-name="T7">&gt;&gt;&gt;</text:span><text:span text:style-name="T18"> hdf5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hdf5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><text:span text:style-name="T7">&gt;&gt;&gt;</text:span><text:span text:style-name="T18"> sql = SQL</text:span><text:span text:style-name="T7">(</text:span><text:span text:style-name="T9">'postgresql://user:pass@hostname/'</text:span><text:span text:style-name="T18">, </text:span><text:span text:style-name="T9">'accounts'</text:span><text:span text:style-name="T7">)</text:span><text:span text:style-name="T18"><text:line-break/></text:span><text:span text:style-name="T7">&gt;&gt;&gt;</text:span><text:span text:style-name="T18"> sql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sql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csv)</text:span></text:p>
                  </text:list-item>
                  <text:list-item>
                    <text:p>Extension: <text:span text:style-name="T21">csv.extend(...)</text:span></text:p>
                  </text:list-item>
                  <text:list-item>
                    <text:p>Item access: <text:s/><text:span text:style-name="T21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csv.chunks()</text:span></text:p>
                  </text:list-item>
                  <text:list-item>
                    <text:p>Extension: <text:span text:style-name="T21">csv.extend_chunks(...)</text:span></text:p>
                  </text:list-item>
                  <text:list-item>
                    <text:p>Item access: <text:s/><text:span text:style-name="T21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sql)</text:span></text:p>
                  </text:list-item>
                  <text:list-item>
                    <text:p>Extension: <text:span text:style-name="T21">sql</text:span><text:span text:style-name="T21">.extend(...)</text:span></text:p>
                  </text:list-item>
                  <text:list-item>
                    <text:p>Item access: <text:s/><text:span text:style-name="T21">sql</text:span><text:span text:style-name="T21">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sql</text:span><text:span text:style-name="T21">.chunks()</text:span></text:p>
                  </text:list-item>
                  <text:list-item>
                    <text:p>Extension: <text:span text:style-name="T21">sql</text:span><text:span text:style-name="T21">.extend_chunks(...)</text:span></text:p>
                  </text:list-item>
                  <text:list-item>
                    <text:p>Item access: <text:s/><text:span text:style-name="T21">sql</text:span><text:span text:style-name="T21">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User-Data Interaction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22"/></text:p>
            <text:p text:style-name="P7"><text:span text:style-name="T23">&gt;&gt;&gt;</text:span><text:span text:style-name="T24"> csv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  <text:p text:style-name="P7"><text:span text:style-name="T23">&gt;&gt;&gt;</text:span><text:span text:style-name="T24"> json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  <text:p text:style-name="P7"><text:span text:style-name="T23">&gt;&gt;&gt;</text:span><text:span text:style-name="T24"> hdf5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  <text:p text:style-name="P7"><text:span text:style-name="T23">&gt;&gt;&gt;</text:span><text:span text:style-name="T24"> sql.py</text:span><text:span text:style-name="T23">[</text:span><text:span text:style-name="T24">:</text:span><text:span text:style-name="T25">3</text:span><text:span text:style-name="T24">, </text:span><text:span text:style-name="T23">[</text:span><text:span text:style-name="T26">'name'</text:span><text:span text:style-name="T24">, </text:span><text:span text:style-name="T26">'balance'</text:span><text:span text:style-name="T23">]]</text:span><text:span text:style-name="T24"><text:line-break/></text:span><text:span text:style-name="T23">[(</text:span><text:span text:style-name="T26">'Alice'</text:span><text:span text:style-name="T24">, </text:span><text:span text:style-name="T25">100</text:span><text:span text:style-name="T23">)</text:span><text:span text:style-name="T24">, </text:span><text:span text:style-name="T23">(</text:span><text:span text:style-name="T26">'Bob'</text:span><text:span text:style-name="T24">, </text:span><text:span text:style-name="T25">-200</text:span><text:span text:style-name="T23">)</text:span><text:span text:style-name="T24">, </text:span><text:span text:style-name="T23">(</text:span><text:span text:style-name="T26">'Charlie'</text:span><text:span text:style-name="T24">, </text:span><text:span text:style-name="T25">300</text:span><text:span text:style-name="T23">)]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-Data Interaction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24"/></text:p>
            <text:list text:style-name="L2">
              <text:list-item>
                <text:p text:style-name="P8"><text:span text:style-name="T27">CSV to SQL</text:span></text:p>
              </text:list-item>
            </text:list>
            <text:p text:style-name="P7"><text:span text:style-name="T23">&gt;&gt;&gt;</text:span><text:span text:style-name="T24"> sql.extend</text:span><text:span text:style-name="T23">(</text:span><text:span text:style-name="T28">iter</text:span><text:span text:style-name="T23">(</text:span><text:span text:style-name="T24">csv</text:span><text:span text:style-name="T23">))</text:span></text:p>
            <text:p text:style-name="P7"><text:span text:style-name="T29"/></text:p>
            <text:p text:style-name="P7"><text:span text:style-name="T30"/></text:p>
            <text:list text:continue-numbering="true" text:style-name="L2">
              <text:list-item>
                <text:p><text:span text:style-name="T31">SQL to HDF5</text:span></text:p>
              </text:list-item>
            </text:list>
            <text:p><text:span text:style-name="T23">&gt;&gt;&gt;</text:span><text:span text:style-name="T24"> hdf5.extend_chunks</text:span><text:span text:style-name="T23">(</text:span><text:span text:style-name="T24">sql.chunks</text:span><text:span text:style-name="T23">())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2">g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tween different compute and data backends there are boundaries</text:p>
                <text:list>
                  <text:list-item>
                    <text:p>Naming conventions differ</text:p>
                  </text:list-item>
                  <text:list-item>
                    <text:p>Storage differs</text:p>
                  </text:list-item>
                </text:list>
              </text:list-item>
              <text:list-item>
                <text:p>Need glue at the boundaries</text:p>
                <text:list>
                  <text:list-item>
                    <text:p>One way to write the types</text:p>
                  </text:list-item>
                  <text:list-item>
                    <text:p>Efficient data storage and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re are many backend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Datashape provides an array type syntax that can map to all of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calars</text:span></text:p>
                <text:list>
                  <text:list-item>
                    <text:p><text:span text:style-name="T33">bool</text:span></text:p>
                  </text:list-item>
                  <text:list-item>
                    <text:p><text:span text:style-name="T33">int</text:span></text:p>
                  </text:list-item>
                  <text:list-item>
                    <text:p><text:span text:style-name="T33">real</text:span></text:p>
                  </text:list-item>
                  <text:list-item>
                    <text:p><text:span text:style-name="T33">complex</text:span></text:p>
                  </text:list-item>
                </text:list>
              </text:list-item>
              <text:list-item>
                <text:p><text:span text:style-name="T2">Arrays</text:span></text:p>
                <text:list>
                  <text:list-item>
                    <text:p><text:span text:style-name="T33">100 * 50 * real</text:span></text:p>
                  </text:list-item>
                </text:list>
              </text:list-item>
              <text:list-item>
                <text:p><text:span text:style-name="T2">Tables</text:span></text:p>
                <text:list>
                  <text:list-item>
                    <text:p><text:span text:style-name="T33">var * {name: string, height: real, birthday: date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data glue</text:p>
                <text:list>
                  <text:list-item>
                    <text:p>Uses datashape type system</text:p>
                  </text:list-item>
                  <text:list-item>
                    <text:p>Understands many standard binary/text formats</text:p>
                  </text:list-item>
                </text:list>
              </text:list-item>
              <text:list-item>
                <text:p>Array-oriented storage and compute</text:p>
                <text:list>
                  <text:list-item>
                    <text:p>Similar to NumPy, but more gen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0" draw:layer="layout" svg:width="25.199cm" svg:height="16.255cm" svg:x="1.4cm" svg:y="0.837cm" presentation:class="subtitle">
          <draw:text-box>
            <text:p text:style-name="P10"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tractions</text:p>
                <text:list>
                  <text:list-item>
                    <text:p>Compute</text:p>
                  </text:list-item>
                  <text:list-item>
                    <text:p>Data</text:p>
                  </text:list-item>
                </text:list>
              </text:list-item>
              <text:list-item>
                <text:p>Glue</text:p>
                <text:list>
                  <text:list-item>
                    <text:p>Datashape</text:p>
                  </text:list-item>
                  <text:list-item>
                    <text:p>Dy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21:44:55.715000000</dc:date>
    <meta:editing-duration>PT6H1M5S</meta:editing-duration>
    <meta:editing-cycles>44</meta:editing-cycles>
    <meta:generator>LibreOffice/4.2.0.4$Windows_x86 LibreOffice_project/05dceb5d363845f2cf968344d7adab8dcfb2ba71</meta:generator>
    <meta:document-statistic meta:object-count="137"/>
  </office:meta>
</office:document-meta>
</file>